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define TRACE</text:p>
      <text:p text:style-name="Standard">using System;</text:p>
      <text:p text:style-name="Standard">using System.Runtime.InteropServices;</text:p>
      <text:p text:style-name="Standard">using CustomResolutionsTypes;</text:p>
      <text:p text:style-name="Standard">using System.Linq;</text:p>
      <text:p text:style-name="Standard">using System.Diagnostics;</text:p>
      <text:p text:style-name="Standard">using System.Windows.Forms;</text:p>
      <text:p text:style-name="Standard">using System.IO;</text:p>
      <text:p text:style-name="Standard">using System.Data;</text:p>
      <text:p text:style-name="Standard">using System.Reflection;</text:p>
      <text:p text:style-name="Standard">using System.Collections.Generic;</text:p>
      <text:p text:style-name="Standard"/>
      <text:p text:style-name="Standard">namespace DollarBar2</text:p>
      <text:p text:style-name="Standard">{</text:p>
      <text:p text:style-name="Standard"><text:tab/>[ComVisible(true)]</text:p>
      <text:p text:style-name="Standard"><text:tab/>[Guid("ba0b2a99-9014-4057-9973-66b2ea0ff4b3")]</text:p>
      <text:p text:style-name="Standard"><text:tab/>[ClassInterface(ClassInterfaceType.None)]</text:p>
      <text:p text:style-name="Standard"><text:tab/>[CustomResolutionPluginAttribute(RuleOHLC = true)]</text:p>
      <text:p text:style-name="Standard"><text:tab/>public class Plugin : ICustomResolutionPlugin, ICustomPluginFormatParams, ICustomResolutionStyles</text:p>
      <text:p text:style-name="Standard"><text:tab/>{</text:p>
      <text:p text:style-name="Standard"><text:tab/><text:tab/>#region Declare Variable</text:p>
      <text:p text:style-name="Standard"><text:tab/><text:tab/>private bool flag_TickblazeOutputwindow = false;</text:p>
      <text:p text:style-name="Standard"/>
      <text:p text:style-name="Standard"><text:tab/><text:tab/>private Indiactaor LibIndicator;</text:p>
      <text:p text:style-name="Standard"/>
      <text:p text:style-name="Standard"/>
      <text:p text:style-name="Standard"><text:tab/><text:tab/>private List&lt;double&gt; ListPrice_minutes = new List&lt;double&gt;();</text:p>
      <text:p text:style-name="Standard"><text:tab/><text:tab/>private List&lt;double&gt; ListVolume_minutes = new List&lt;double&gt;();</text:p>
      <text:p text:style-name="Standard"/>
      <text:p text:style-name="Standard"><text:tab/><text:tab/>private Queue&lt;double&gt; QueuePrice_mean;</text:p>
      <text:p text:style-name="Standard"><text:tab/><text:tab/>private Queue&lt;double&gt; QueueVolume_sum;</text:p>
      <text:p text:style-name="Standard"><text:tab/><text:tab/>private List&lt;double&gt; list_barsizevar = new List&lt;double&gt;();</text:p>
      <text:p text:style-name="Standard"/>
      <text:p text:style-name="Standard"/>
      <text:p text:style-name="Standard"><text:tab/><text:tab/>private double _barSize = 0;</text:p>
      <text:p text:style-name="Standard"><text:tab/><text:tab/>private double _barSizeVar = 0;</text:p>
      <text:p text:style-name="Standard"/>
      <text:p text:style-name="Standard"><text:tab/><text:tab/>private int PreviousDate = 0; //Past</text:p>
      <text:p text:style-name="Standard"><text:tab/><text:tab/>private int ProcessDate = 0; //Presnt</text:p>
      <text:p text:style-name="Standard"><text:tab/><text:tab/>private bool Flag_SingleUse = true;</text:p>
      <text:p text:style-name="Standard"><text:tab/><text:tab/>private double barSizeFix;</text:p>
      <text:p text:style-name="Standard"/>
      <text:p text:style-name="Standard"><text:tab/><text:tab/>#endregion</text:p>
      <text:p text:style-name="Standard"><text:tab/><text:tab/>#region Ctor</text:p>
      <text:p text:style-name="Standard"><text:tab/><text:tab/>public Plugin()</text:p>
      <text:p text:style-name="Standard"><text:tab/><text:tab/>{</text:p>
      <text:p text:style-name="Standard"><text:tab/><text:tab/><text:tab/>this.QueuePrice_mean = new Queue&lt;double&gt;();</text:p>
      <text:p text:style-name="Standard"><text:tab/><text:tab/><text:tab/>this.QueueVolume_sum = new Queue&lt;double&gt;();</text:p>
      <text:p text:style-name="Standard"><text:soft-page-break/><text:tab/><text:tab/><text:tab/>this.LibIndicator = new Indiactaor();</text:p>
      <text:p text:style-name="Standard"/>
      <text:p text:style-name="Standard"><text:tab/><text:tab/><text:tab/>//*** For now we have changed this to a default value of 5 Billion. If you Open BTCUSD with Bitfinex Data or XBTUSD - the data we send u in the email, you can see that bar is being sampled every time volume crosses 5,000,000,000</text:p>
      <text:p text:style-name="Standard"><text:tab/><text:tab/><text:tab/>this.barSizeFix = 5000000;//5000000000; <text:s/>//TODO : Load Default bar size while Loading Format Instruments..</text:p>
      <text:p text:style-name="Standard"/>
      <text:p text:style-name="Standard"/>
      <text:p text:style-name="Standard"><text:tab/><text:tab/>}</text:p>
      <text:p text:style-name="Standard"><text:tab/><text:tab/>#endregion</text:p>
      <text:p text:style-name="Standard"/>
      <text:p text:style-name="Standard"><text:tab/><text:tab/>#region ICustomResolutionPlugin</text:p>
      <text:p text:style-name="Standard"><text:tab/><text:tab/>public String Name</text:p>
      <text:p text:style-name="Standard"><text:tab/><text:tab/>{</text:p>
      <text:p text:style-name="Standard"><text:tab/><text:tab/><text:tab/>get</text:p>
      <text:p text:style-name="Standard"><text:tab/><text:tab/><text:tab/>{</text:p>
      <text:p text:style-name="Standard"><text:tab/><text:tab/><text:tab/><text:tab/>return "DollarBar2";</text:p>
      <text:p text:style-name="Standard"><text:tab/><text:tab/><text:tab/>}</text:p>
      <text:p text:style-name="Standard"><text:tab/><text:tab/>}</text:p>
      <text:p text:style-name="Standard"/>
      <text:p text:style-name="Standard"><text:tab/><text:tab/>public String Guid</text:p>
      <text:p text:style-name="Standard"><text:tab/><text:tab/>{</text:p>
      <text:p text:style-name="Standard"><text:tab/><text:tab/><text:tab/>get</text:p>
      <text:p text:style-name="Standard"><text:tab/><text:tab/><text:tab/>{</text:p>
      <text:p text:style-name="Standard"><text:tab/><text:tab/><text:tab/><text:tab/>return "4fb4291c-42f2-475b-be60-07065caddac7";</text:p>
      <text:p text:style-name="Standard"><text:tab/><text:tab/><text:tab/>}</text:p>
      <text:p text:style-name="Standard"><text:tab/><text:tab/>}</text:p>
      <text:p text:style-name="Standard"/>
      <text:p text:style-name="Standard"><text:tab/><text:tab/>public String Description</text:p>
      <text:p text:style-name="Standard"><text:tab/><text:tab/>{</text:p>
      <text:p text:style-name="Standard"><text:tab/><text:tab/><text:tab/>get</text:p>
      <text:p text:style-name="Standard"><text:tab/><text:tab/><text:tab/>{</text:p>
      <text:p text:style-name="Standard"><text:tab/><text:tab/><text:tab/><text:tab/>return "";</text:p>
      <text:p text:style-name="Standard"><text:tab/><text:tab/><text:tab/>}</text:p>
      <text:p text:style-name="Standard"><text:tab/><text:tab/>}</text:p>
      <text:p text:style-name="Standard"/>
      <text:p text:style-name="Standard"><text:tab/><text:tab/>public String Vendor</text:p>
      <text:p text:style-name="Standard"><text:tab/><text:tab/>{</text:p>
      <text:p text:style-name="Standard"><text:tab/><text:tab/><text:tab/>get</text:p>
      <text:p text:style-name="Standard"><text:tab/><text:tab/><text:tab/>{</text:p>
      <text:p text:style-name="Standard"><text:tab/><text:tab/><text:tab/><text:tab/>return "abc";</text:p>
      <text:p text:style-name="Standard"><text:tab/><text:tab/><text:tab/>}</text:p>
      <text:p text:style-name="Standard"><text:tab/><text:tab/>}</text:p>
      <text:p text:style-name="Standard"/>
      <text:p text:style-name="Standard"><text:tab/><text:tab/>#region Properties</text:p>
      <text:p text:style-name="Standard"><text:tab/><text:tab/>private long m_Volume = 0;</text:p>
      <text:p text:style-name="Standard"><text:tab/><text:tab/>private long m_UpVolume = 0;</text:p>
      <text:p text:style-name="Standard"><text:tab/><text:tab/>private long m_DownVolume = 0;</text:p>
      <text:p text:style-name="Standard"><text:soft-page-break/><text:tab/><text:tab/>private double m_PointValue = 0.0001;</text:p>
      <text:p text:style-name="Standard"><text:tab/><text:tab/>private long m_MinMovement = 1;</text:p>
      <text:p text:style-name="Standard"><text:tab/><text:tab/>#endregion</text:p>
      <text:p text:style-name="Standard"/>
      <text:p text:style-name="Standard"><text:tab/><text:tab/>public void Init(IBaseOptions baseOptions, IParams customParams)</text:p>
      <text:p text:style-name="Standard"><text:tab/><text:tab/>{</text:p>
      <text:p text:style-name="Standard"><text:tab/><text:tab/><text:tab/>if (baseOptions != null)</text:p>
      <text:p text:style-name="Standard"><text:tab/><text:tab/><text:tab/>{</text:p>
      <text:p text:style-name="Standard"><text:tab/><text:tab/><text:tab/><text:tab/>m_PointValue = baseOptions.PointValue;</text:p>
      <text:p text:style-name="Standard"><text:tab/><text:tab/><text:tab/><text:tab/>m_MinMovement = baseOptions.MinMovement;</text:p>
      <text:p text:style-name="Standard"><text:tab/><text:tab/><text:tab/>}</text:p>
      <text:p text:style-name="Standard"/>
      <text:p text:style-name="Standard"><text:tab/><text:tab/><text:tab/>Trace.TraceInformation(string.Format("Init {0}: PointValue={1}, MinMovement={2}",</text:p>
      <text:p text:style-name="Standard"><text:tab/><text:tab/><text:tab/><text:tab/>ToString(), m_PointValue, m_MinMovement));</text:p>
      <text:p text:style-name="Standard"><text:tab/><text:tab/>}</text:p>
      <text:p text:style-name="Standard"/>
      <text:p text:style-name="Standard"><text:tab/><text:tab/>public void OnData(ICustomBar Bar, Int64 time_in_ticks, Int32 tickId, double open, double high, double low, double close, long volumeAdded, long upVolumeAdded, long downVolumeAdded, ECustomBarTrendType trend, bool isBarClose)</text:p>
      <text:p text:style-name="Standard"><text:tab/><text:tab/>{</text:p>
      <text:p text:style-name="Standard"><text:tab/><text:tab/><text:tab/>this.ListPrice_minutes.Add(close);</text:p>
      <text:p text:style-name="Standard"><text:tab/><text:tab/><text:tab/>this.ListVolume_minutes.Add(volumeAdded);</text:p>
      <text:p text:style-name="Standard"/>
      <text:p text:style-name="Standard"><text:tab/><text:tab/><text:tab/>//*** Have you checked the format of time_in_ticks ?</text:p>
      <text:p text:style-name="Standard"><text:tab/><text:tab/><text:tab/>//635726880600000000-- &gt; 20150717000100</text:p>
      <text:p text:style-name="Standard"><text:tab/><text:tab/><text:tab/>//635726880600000000-- &gt; 20150717000100</text:p>
      <text:p text:style-name="Standard"><text:tab/><text:tab/><text:tab/>//635726881200000000---&gt; 20150717000200</text:p>
      <text:p text:style-name="Standard"><text:tab/><text:tab/><text:tab/>//635726881800000000---&gt; 20150717000300</text:p>
      <text:p text:style-name="Standard"/>
      <text:p text:style-name="Standard"/>
      <text:p text:style-name="Standard"/>
      <text:p text:style-name="Standard"><text:tab/><text:tab/><text:tab/>string dt = DateTimeString(time_in_ticks);</text:p>
      <text:p text:style-name="Standard"><text:tab/><text:tab/><text:tab/>if (this.Flag_SingleUse)</text:p>
      <text:p text:style-name="Standard"><text:tab/><text:tab/><text:tab/>{</text:p>
      <text:p text:style-name="Standard"><text:tab/><text:tab/><text:tab/><text:tab/>this.PreviousDate = Convert.ToInt32(dt.Substring(0, 8));</text:p>
      <text:p text:style-name="Standard"><text:tab/><text:tab/><text:tab/><text:tab/>this.Flag_SingleUse = false;</text:p>
      <text:p text:style-name="Standard"><text:tab/><text:tab/><text:tab/>}</text:p>
      <text:p text:style-name="Standard"/>
      <text:p text:style-name="Standard"><text:tab/><text:tab/><text:tab/>this.ProcessDate = Convert.ToInt32(dt.Substring(0, 8));</text:p>
      <text:p text:style-name="Standard"/>
      <text:p text:style-name="Standard"><text:tab/><text:tab/><text:tab/>#region Resampling data for a Day in Multicharts</text:p>
      <text:p text:style-name="Standard"><text:tab/><text:tab/><text:tab/>if (this.PreviousDate != this.ProcessDate)</text:p>
      <text:p text:style-name="Standard"><text:tab/><text:tab/><text:tab/>{</text:p>
      <text:p text:style-name="Standard"/>
      <text:p text:style-name="Standard"><text:tab/><text:tab/><text:tab/><text:tab/>//Creating List1 which holds the closing prices.mean()</text:p>
      <text:p text:style-name="Standard"><text:tab/><text:tab/><text:tab/><text:tab/>double res = this.resample_WithMean(this.ListPrice_minutes);</text:p>
      <text:p text:style-name="Standard"><text:tab/><text:tab/><text:tab/><text:tab/>//this.ListPrice_mean.Add(res);</text:p>
      <text:p text:style-name="Standard"><text:tab/><text:tab/><text:tab/><text:tab/>this.QueuePrice_mean.Enqueue(res);</text:p>
      <text:p text:style-name="Standard"><text:soft-page-break/></text:p>
      <text:p text:style-name="Standard"><text:tab/><text:tab/><text:tab/><text:tab/>//Creating List2 which holds the volumes.sum()</text:p>
      <text:p text:style-name="Standard"><text:tab/><text:tab/><text:tab/><text:tab/>double vol = this.resample_WithoutMean(this.ListVolume_minutes);</text:p>
      <text:p text:style-name="Standard"><text:tab/><text:tab/><text:tab/><text:tab/>//this.ListVolume_sum.Add(vol);</text:p>
      <text:p text:style-name="Standard"><text:tab/><text:tab/><text:tab/><text:tab/>this.QueueVolume_sum.Enqueue(vol);</text:p>
      <text:p text:style-name="Standard"/>
      <text:p text:style-name="Standard"><text:tab/><text:tab/><text:tab/><text:tab/>//this.minute_dollarvalue.Clear(); // Clear List when Resmapling is Done for a day</text:p>
      <text:p text:style-name="Standard"><text:tab/><text:tab/><text:tab/><text:tab/>this.ListPrice_minutes.Clear();</text:p>
      <text:p text:style-name="Standard"><text:tab/><text:tab/><text:tab/><text:tab/>this.ListVolume_minutes.Clear();</text:p>
      <text:p text:style-name="Standard"/>
      <text:p text:style-name="Standard"><text:tab/><text:tab/><text:tab/><text:tab/>this.PreviousDate = Convert.ToInt32(dt.Substring(0, 8));</text:p>
      <text:p text:style-name="Standard"><text:tab/><text:tab/><text:tab/>}</text:p>
      <text:p text:style-name="Standard"><text:tab/><text:tab/><text:tab/>#endregion</text:p>
      <text:p text:style-name="Standard"/>
      <text:p text:style-name="Standard"><text:tab/><text:tab/><text:tab/>int Threshold = Math.Max(this.QueuePrice_mean.Count, this.QueueVolume_sum.Count);</text:p>
      <text:p text:style-name="Standard"><text:tab/><text:tab/><text:tab/>if (Threshold &gt;= 30)</text:p>
      <text:p text:style-name="Standard"><text:tab/><text:tab/><text:tab/>{</text:p>
      <text:p text:style-name="Standard"><text:tab/><text:tab/><text:tab/><text:tab/>this.list_barsizevar = this.LibIndicator.Multiply(this.QueuePrice_mean.ToList(), this.QueueVolume_sum.ToList());</text:p>
      <text:p text:style-name="Standard"/>
      <text:p text:style-name="Standard"><text:tab/><text:tab/><text:tab/><text:tab/>// Remove first elements</text:p>
      <text:p text:style-name="Standard"><text:tab/><text:tab/><text:tab/><text:tab/>this.QueuePrice_mean.Dequeue();</text:p>
      <text:p text:style-name="Standard"><text:tab/><text:tab/><text:tab/><text:tab/>this.QueueVolume_sum.Dequeue();</text:p>
      <text:p text:style-name="Standard"/>
      <text:p text:style-name="Standard"><text:tab/><text:tab/><text:tab/><text:tab/>this._barSizeVar = this.LibIndicator.Simple_MovingAverage(this.list_barsizevar, 30) / 50;</text:p>
      <text:p text:style-name="Standard"/>
      <text:p text:style-name="Standard"><text:tab/><text:tab/><text:tab/><text:tab/>this._barSize = _barSizeVar;</text:p>
      <text:p text:style-name="Standard"/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this._barSize = this.barSizeFix; //By Default : TODO Link with variable similar to Tick Blaze</text:p>
      <text:p text:style-name="Standard"><text:tab/><text:tab/><text:tab/>}</text:p>
      <text:p text:style-name="Standard"/>
      <text:p text:style-name="Standard"><text:tab/><text:tab/><text:tab/>m_Volume += volumeAdded;</text:p>
      <text:p text:style-name="Standard"><text:tab/><text:tab/><text:tab/>m_UpVolume += upVolumeAdded;</text:p>
      <text:p text:style-name="Standard"><text:tab/><text:tab/><text:tab/>m_DownVolume += downVolumeAdded;</text:p>
      <text:p text:style-name="Standard"/>
      <text:p text:style-name="Standard"><text:tab/><text:tab/><text:tab/>//Bar.UpdateBar(time_in_ticks, tickId, open, high, low, close, m_Volume, m_UpVolume, m_DownVolume, trend, true, false);</text:p>
      <text:p text:style-name="Standard"/>
      <text:p text:style-name="Standard"><text:tab/><text:tab/><text:tab/>Bar.UpdateBar(time_in_ticks, tickId, open, high, low, close, m_Volume, m_UpVolume, m_DownVolume, trend, true, false);</text:p>
      <text:p text:style-name="Standard"/>
      <text:p text:style-name="Standard"><text:tab/><text:tab/><text:tab/>if (isBarClose)</text:p>
      <text:p text:style-name="Standard"><text:soft-page-break/><text:tab/><text:tab/><text:tab/>{</text:p>
      <text:p text:style-name="Standard"><text:tab/><text:tab/><text:tab/><text:tab/>if (m_UpVolume &gt;= 100000)</text:p>
      <text:p text:style-name="Standard"><text:tab/><text:tab/><text:tab/><text:tab/>{</text:p>
      <text:p text:style-name="Standard"><text:tab/><text:tab/><text:tab/><text:tab/><text:tab/>Bar.CloseBar();</text:p>
      <text:p text:style-name="Standard"><text:tab/><text:tab/><text:tab/><text:tab/><text:tab/>m_Volume = 0;</text:p>
      <text:p text:style-name="Standard"><text:tab/><text:tab/><text:tab/><text:tab/><text:tab/>m_UpVolume = 0;</text:p>
      <text:p text:style-name="Standard"><text:tab/><text:tab/><text:tab/><text:tab/><text:tab/>m_DownVolume = 0;</text:p>
      <text:p text:style-name="Standard"/>
      <text:p text:style-name="Standard"><text:tab/><text:tab/><text:tab/><text:tab/>}</text:p>
      <text:p text:style-name="Standard"><text:tab/><text:tab/><text:tab/>}</text:p>
      <text:p text:style-name="Standard"/>
      <text:p text:style-name="Standard"/>
      <text:p text:style-name="Standard"><text:tab/><text:tab/><text:tab/>//if (isBarClose)</text:p>
      <text:p text:style-name="Standard"><text:tab/><text:tab/><text:tab/>//{</text:p>
      <text:p text:style-name="Standard"/>
      <text:p text:style-name="Standard"><text:tab/><text:tab/><text:tab/>//<text:tab/>//if (m_UpVolume &gt;= this._barSize)</text:p>
      <text:p text:style-name="Standard"><text:tab/><text:tab/><text:tab/>//<text:tab/>if (m_UpVolume &gt;= this._barSize)</text:p>
      <text:p text:style-name="Standard"><text:tab/><text:tab/><text:tab/>//<text:tab/>{</text:p>
      <text:p text:style-name="Standard"/>
      <text:p text:style-name="Standard"><text:tab/><text:tab/><text:tab/>//<text:tab/><text:tab/>Bar.UpdateBar(time_in_ticks, tickId, open, high, low, close, m_Volume, m_UpVolume, m_DownVolume, trend, true, false);</text:p>
      <text:p text:style-name="Standard"/>
      <text:p text:style-name="Standard"><text:tab/><text:tab/><text:tab/>//<text:tab/><text:tab/>//Bar.CloseBar();</text:p>
      <text:p text:style-name="Standard"><text:tab/><text:tab/><text:tab/>//<text:tab/><text:tab/>m_Volume = 0;</text:p>
      <text:p text:style-name="Standard"><text:tab/><text:tab/><text:tab/>//<text:tab/><text:tab/>m_UpVolume = 0;</text:p>
      <text:p text:style-name="Standard"><text:tab/><text:tab/><text:tab/>//<text:tab/><text:tab/>m_DownVolume = 0;</text:p>
      <text:p text:style-name="Standard"/>
      <text:p text:style-name="Standard"/>
      <text:p text:style-name="Standard"><text:tab/><text:tab/><text:tab/>//<text:tab/><text:tab/>//logic similar to TB simulation</text:p>
      <text:p text:style-name="Standard"><text:tab/><text:tab/><text:tab/>//<text:tab/><text:tab/>//BarBuilderSetIsMissing(bool)</text:p>
      <text:p text:style-name="Standard"><text:tab/><text:tab/><text:tab/>//<text:tab/><text:tab/>//Bar.CloseBar();</text:p>
      <text:p text:style-name="Standard"/>
      <text:p text:style-name="Standard"><text:tab/><text:tab/><text:tab/>//<text:tab/><text:tab/>// Set the start Datetime</text:p>
      <text:p text:style-name="Standard"><text:tab/><text:tab/><text:tab/>//<text:tab/><text:tab/>//BarBuilderSetStartDateTime(starttime);</text:p>
      <text:p text:style-name="Standard"><text:tab/><text:tab/><text:tab/>//<text:tab/><text:tab/>//Format of UPDATEBar is Different <text:s/>from Tick blazw, no need <text:s/>update Starttime function</text:p>
      <text:p text:style-name="Standard"><text:tab/><text:tab/><text:tab/>//<text:tab/><text:tab/>//as <text:s/>have used logic similar to above </text:p>
      <text:p text:style-name="Standard"><text:tab/><text:tab/><text:tab/>//<text:tab/><text:tab/>//this.ProcessDate = Convert.ToInt32(dt.Substring(0, 8));</text:p>
      <text:p text:style-name="Standard"/>
      <text:p text:style-name="Standard"><text:tab/><text:tab/><text:tab/>//<text:tab/><text:tab/>// Set the end Datetime</text:p>
      <text:p text:style-name="Standard"><text:tab/><text:tab/><text:tab/>//<text:tab/><text:tab/>//endtime = endDateTime;</text:p>
      <text:p text:style-name="Standard"><text:tab/><text:tab/><text:tab/>//<text:tab/><text:tab/>//BarBuilderSetEndDateTime(endtime);</text:p>
      <text:p text:style-name="Standard"/>
      <text:p text:style-name="Standard"/>
      <text:p text:style-name="Standard"/>
      <text:p text:style-name="Standard"><text:tab/><text:tab/><text:tab/>//<text:tab/><text:tab/>// Set the Close</text:p>
      <text:p text:style-name="Standard"><text:tab/><text:tab/><text:tab/>//<text:tab/><text:tab/>//BarBuilderSetClose(close);</text:p>
      <text:p text:style-name="Standard"/>
      <text:p text:style-name="Standard"><text:tab/><text:tab/><text:tab/>//<text:tab/><text:tab/>//Set the High </text:p>
      <text:p text:style-name="Standard"><text:soft-page-break/><text:tab/><text:tab/><text:tab/>//<text:tab/><text:tab/>//BarBuilderSetHigh(highest_high);</text:p>
      <text:p text:style-name="Standard"/>
      <text:p text:style-name="Standard"><text:tab/><text:tab/><text:tab/>//<text:tab/><text:tab/>// Set the Low</text:p>
      <text:p text:style-name="Standard"><text:tab/><text:tab/><text:tab/>//<text:tab/><text:tab/>//BarBuilderSetLow(lowest_low);</text:p>
      <text:p text:style-name="Standard"/>
      <text:p text:style-name="Standard"><text:tab/><text:tab/><text:tab/>//<text:tab/><text:tab/>// Set the Open</text:p>
      <text:p text:style-name="Standard"><text:tab/><text:tab/><text:tab/>//<text:tab/><text:tab/>//open_of_first_bar_ = Convert.ToDouble(open_of_first_bar);</text:p>
      <text:p text:style-name="Standard"><text:tab/><text:tab/><text:tab/>//<text:tab/><text:tab/>//BarBuilderSetOpen(open_of_first_bar_);</text:p>
      <text:p text:style-name="Standard"/>
      <text:p text:style-name="Standard"/>
      <text:p text:style-name="Standard"/>
      <text:p text:style-name="Standard"><text:tab/><text:tab/><text:tab/>//<text:tab/>}</text:p>
      <text:p text:style-name="Standard"><text:tab/><text:tab/><text:tab/>//<text:tab/>Bar.CloseBar();</text:p>
      <text:p text:style-name="Standard"><text:tab/><text:tab/><text:tab/>//}</text:p>
      <text:p text:style-name="Standard"><text:tab/><text:tab/>}</text:p>
      <text:p text:style-name="Standard"/>
      <text:p text:style-name="Standard"><text:tab/><text:tab/>public void Reset()</text:p>
      <text:p text:style-name="Standard"><text:tab/><text:tab/>{</text:p>
      <text:p text:style-name="Standard"><text:tab/><text:tab/><text:tab/>m_Volume = 0;</text:p>
      <text:p text:style-name="Standard"><text:tab/><text:tab/><text:tab/>m_UpVolume = 0;</text:p>
      <text:p text:style-name="Standard"><text:tab/><text:tab/><text:tab/>m_DownVolume = 0;</text:p>
      <text:p text:style-name="Standard"><text:tab/><text:tab/>}</text:p>
      <text:p text:style-name="Standard"><text:tab/><text:tab/>#endregion</text:p>
      <text:p text:style-name="Standard"/>
      <text:p text:style-name="Standard"><text:tab/><text:tab/>#region ICustomPluginFormatParams</text:p>
      <text:p text:style-name="Standard"><text:tab/><text:tab/>public void FormatParams(IParams customParams, IPriceScale priceScale, out string formattedParams)</text:p>
      <text:p text:style-name="Standard"><text:tab/><text:tab/>{</text:p>
      <text:p text:style-name="Standard"><text:tab/><text:tab/><text:tab/>formattedParams = Name;</text:p>
      <text:p text:style-name="Standard"><text:tab/><text:tab/>}</text:p>
      <text:p text:style-name="Standard"><text:tab/><text:tab/>#endregion</text:p>
      <text:p text:style-name="Standard"><text:tab/><text:tab/>#region ICustomResolutionStyles</text:p>
      <text:p text:style-name="Standard"><text:tab/><text:tab/>public Int32 StyleCount</text:p>
      <text:p text:style-name="Standard"><text:tab/><text:tab/>{</text:p>
      <text:p text:style-name="Standard"><text:tab/><text:tab/><text:tab/>get</text:p>
      <text:p text:style-name="Standard"><text:tab/><text:tab/><text:tab/>{</text:p>
      <text:p text:style-name="Standard"><text:tab/><text:tab/><text:tab/><text:tab/>return m_Styles.Length;</text:p>
      <text:p text:style-name="Standard"><text:tab/><text:tab/><text:tab/>}</text:p>
      <text:p text:style-name="Standard"><text:tab/><text:tab/>}</text:p>
      <text:p text:style-name="Standard"><text:tab/><text:tab/>public EStyleType GetStyle(Int32 Idx)</text:p>
      <text:p text:style-name="Standard"><text:tab/><text:tab/>{</text:p>
      <text:p text:style-name="Standard"><text:tab/><text:tab/><text:tab/>return m_Styles[Idx];</text:p>
      <text:p text:style-name="Standard"><text:tab/><text:tab/>}</text:p>
      <text:p text:style-name="Standard"/>
      <text:p text:style-name="Standard"><text:tab/><text:tab/>private EStyleType[] m_Styles = new EStyleType[] { EStyleType.Candlestick,EStyleType.OHLC,EStyleType.HollowCandlestick};</text:p>
      <text:p text:style-name="Standard"><text:tab/><text:tab/>#endregion</text:p>
      <text:p text:style-name="Standard"/>
      <text:p text:style-name="Standard"><text:tab/><text:tab/>#region Date EPOCH Time TO String</text:p>
      <text:p text:style-name="Standard"><text:soft-page-break/><text:tab/><text:tab/>private string DateTimeString(long epochtime)</text:p>
      <text:p text:style-name="Standard"><text:tab/><text:tab/>{</text:p>
      <text:p text:style-name="Standard"><text:tab/><text:tab/><text:tab/>string result = String.Empty;</text:p>
      <text:p text:style-name="Standard"/>
      <text:p text:style-name="Standard"><text:tab/><text:tab/><text:tab/>try</text:p>
      <text:p text:style-name="Standard"><text:tab/><text:tab/><text:tab/>{</text:p>
      <text:p text:style-name="Standard"><text:tab/><text:tab/><text:tab/><text:tab/>String dt = new DateTime(epochtime).ToString("yyyyMMddHHmmss");</text:p>
      <text:p text:style-name="Standard"><text:tab/><text:tab/><text:tab/><text:tab/>return dt;</text:p>
      <text:p text:style-name="Standard"><text:tab/><text:tab/><text:tab/>}</text:p>
      <text:p text:style-name="Standard"><text:tab/><text:tab/><text:tab/>catch (Exception ex)</text:p>
      <text:p text:style-name="Standard"><text:tab/><text:tab/><text:tab/>{</text:p>
      <text:p text:style-name="Standard"/>
      <text:p text:style-name="Standard"><text:tab/><text:tab/><text:tab/><text:tab/>return result;</text:p>
      <text:p text:style-name="Standard"><text:tab/><text:tab/><text:tab/>}</text:p>
      <text:p text:style-name="Standard"/>
      <text:p text:style-name="Standard"/>
      <text:p text:style-name="Standard"/>
      <text:p text:style-name="Standard"><text:tab/><text:tab/>}</text:p>
      <text:p text:style-name="Standard"><text:tab/><text:tab/>#endregion</text:p>
      <text:p text:style-name="Standard"/>
      <text:p text:style-name="Standard"><text:tab/><text:tab/>#region Calculating Mean</text:p>
      <text:p text:style-name="Standard"><text:tab/><text:tab/>private double mean(double totalsum, int noofsample)</text:p>
      <text:p text:style-name="Standard"><text:tab/><text:tab/>{</text:p>
      <text:p text:style-name="Standard"><text:tab/><text:tab/><text:tab/>if (flag_TickblazeOutputwindow)</text:p>
      <text:p text:style-name="Standard"><text:tab/><text:tab/><text:tab/>{</text:p>
      <text:p text:style-name="Standard"><text:tab/><text:tab/><text:tab/><text:tab/>MessageBox.Show("Entered into mean(Sum) Method");</text:p>
      <text:p text:style-name="Standard"><text:tab/><text:tab/><text:tab/>}</text:p>
      <text:p text:style-name="Standard"><text:tab/><text:tab/><text:tab/>double result = 0.0;</text:p>
      <text:p text:style-name="Standard"><text:tab/><text:tab/><text:tab/>if (noofsample &lt;= 0)</text:p>
      <text:p text:style-name="Standard"><text:tab/><text:tab/><text:tab/><text:tab/>return -1.0;</text:p>
      <text:p text:style-name="Standard"><text:tab/><text:tab/><text:tab/>try</text:p>
      <text:p text:style-name="Standard"><text:tab/><text:tab/><text:tab/>{</text:p>
      <text:p text:style-name="Standard"><text:tab/><text:tab/><text:tab/><text:tab/>result = totalsum / noofsample;</text:p>
      <text:p text:style-name="Standard"><text:tab/><text:tab/><text:tab/><text:tab/>return result;</text:p>
      <text:p text:style-name="Standard"/>
      <text:p text:style-name="Standard"><text:tab/><text:tab/><text:tab/>}</text:p>
      <text:p text:style-name="Standard"><text:tab/><text:tab/><text:tab/>catch (Exception ex)</text:p>
      <text:p text:style-name="Standard"><text:tab/><text:tab/><text:tab/>{</text:p>
      <text:p text:style-name="Standard"><text:tab/><text:tab/><text:tab/><text:tab/>MessageBox.Show("Unhandled Exception in ExtractDateonly " + ex.ToString());</text:p>
      <text:p text:style-name="Standard"><text:tab/><text:tab/><text:tab/><text:tab/>result = 0.0;</text:p>
      <text:p text:style-name="Standard"><text:tab/><text:tab/><text:tab/><text:tab/>return result;</text:p>
      <text:p text:style-name="Standard"><text:tab/><text:tab/><text:tab/>}</text:p>
      <text:p text:style-name="Standard"><text:tab/><text:tab/>}</text:p>
      <text:p text:style-name="Standard"><text:tab/><text:tab/>#endregion</text:p>
      <text:p text:style-name="Standard"/>
      <text:p text:style-name="Standard"><text:tab/><text:tab/>#region Applying Resample</text:p>
      <text:p text:style-name="Standard"><text:tab/><text:tab/>private double resample_WithMean(List&lt;double&gt; List_Input, int freq = 1)</text:p>
      <text:p text:style-name="Standard"><text:tab/><text:tab/>{</text:p>
      <text:p text:style-name="Standard"><text:soft-page-break/><text:tab/><text:tab/><text:tab/>if (flag_TickblazeOutputwindow)</text:p>
      <text:p text:style-name="Standard"><text:tab/><text:tab/><text:tab/>{</text:p>
      <text:p text:style-name="Standard"><text:tab/><text:tab/><text:tab/><text:tab/>MessageBox.Show("Entered into Resampling <text:s/>With Mean Method");</text:p>
      <text:p text:style-name="Standard"><text:tab/><text:tab/><text:tab/>}</text:p>
      <text:p text:style-name="Standard"><text:tab/><text:tab/><text:tab/>double sum = 0.0;</text:p>
      <text:p text:style-name="Standard"><text:tab/><text:tab/><text:tab/>double result = 0.0;</text:p>
      <text:p text:style-name="Standard"><text:tab/><text:tab/><text:tab/>int i = 0;</text:p>
      <text:p text:style-name="Standard"><text:tab/><text:tab/><text:tab/>try</text:p>
      <text:p text:style-name="Standard"><text:tab/><text:tab/><text:tab/>{</text:p>
      <text:p text:style-name="Standard"><text:tab/><text:tab/><text:tab/><text:tab/>for (i = 0; i &lt; List_Input.Count; i++)</text:p>
      <text:p text:style-name="Standard"><text:tab/><text:tab/><text:tab/><text:tab/>{</text:p>
      <text:p text:style-name="Standard"><text:tab/><text:tab/><text:tab/><text:tab/><text:tab/>sum = sum + List_Input[i];</text:p>
      <text:p text:style-name="Standard"/>
      <text:p text:style-name="Standard"><text:tab/><text:tab/><text:tab/><text:tab/>}</text:p>
      <text:p text:style-name="Standard"><text:tab/><text:tab/><text:tab/><text:tab/>result = mean(sum, List_Input.Count);</text:p>
      <text:p text:style-name="Standard"><text:tab/><text:tab/><text:tab/><text:tab/>return result;</text:p>
      <text:p text:style-name="Standard"><text:tab/><text:tab/><text:tab/>}</text:p>
      <text:p text:style-name="Standard"><text:tab/><text:tab/><text:tab/>catch (Exception ex)</text:p>
      <text:p text:style-name="Standard"><text:tab/><text:tab/><text:tab/>{</text:p>
      <text:p text:style-name="Standard"><text:tab/><text:tab/><text:tab/><text:tab/>Console.WriteLine(ex.ToString());</text:p>
      <text:p text:style-name="Standard"><text:tab/><text:tab/><text:tab/><text:tab/>return 0.0;</text:p>
      <text:p text:style-name="Standard"><text:tab/><text:tab/><text:tab/>}</text:p>
      <text:p text:style-name="Standard"><text:tab/><text:tab/>}</text:p>
      <text:p text:style-name="Standard"><text:tab/><text:tab/>#endregion</text:p>
      <text:p text:style-name="Standard"/>
      <text:p text:style-name="Standard"><text:tab/><text:tab/>#region Resampling Without Mean</text:p>
      <text:p text:style-name="Standard"><text:tab/><text:tab/>private double resample_WithoutMean(List&lt;double&gt; List_Input, int freq = 1)</text:p>
      <text:p text:style-name="Standard"><text:tab/><text:tab/>{</text:p>
      <text:p text:style-name="Standard"><text:tab/><text:tab/><text:tab/>if (flag_TickblazeOutputwindow)</text:p>
      <text:p text:style-name="Standard"><text:tab/><text:tab/><text:tab/>{</text:p>
      <text:p text:style-name="Standard"><text:tab/><text:tab/><text:tab/><text:tab/>MessageBox.Show("Entered into Resampling <text:s/>Without Mean Method");</text:p>
      <text:p text:style-name="Standard"><text:tab/><text:tab/><text:tab/>}</text:p>
      <text:p text:style-name="Standard"><text:tab/><text:tab/><text:tab/>double sum = 0.0;</text:p>
      <text:p text:style-name="Standard"><text:tab/><text:tab/><text:tab/>double result = 0.0;</text:p>
      <text:p text:style-name="Standard"><text:tab/><text:tab/><text:tab/>int i = 0;</text:p>
      <text:p text:style-name="Standard"><text:tab/><text:tab/><text:tab/>try</text:p>
      <text:p text:style-name="Standard"><text:tab/><text:tab/><text:tab/>{</text:p>
      <text:p text:style-name="Standard"><text:tab/><text:tab/><text:tab/><text:tab/>for (i = 0; i &lt; List_Input.Count; i++)</text:p>
      <text:p text:style-name="Standard"><text:tab/><text:tab/><text:tab/><text:tab/>{</text:p>
      <text:p text:style-name="Standard"><text:tab/><text:tab/><text:tab/><text:tab/><text:tab/>result = result + List_Input[i];</text:p>
      <text:p text:style-name="Standard"/>
      <text:p text:style-name="Standard"><text:tab/><text:tab/><text:tab/><text:tab/>}</text:p>
      <text:p text:style-name="Standard"><text:tab/><text:tab/><text:tab/><text:tab/>;</text:p>
      <text:p text:style-name="Standard"><text:tab/><text:tab/><text:tab/><text:tab/>return result;</text:p>
      <text:p text:style-name="Standard"><text:tab/><text:tab/><text:tab/>}</text:p>
      <text:p text:style-name="Standard"><text:tab/><text:tab/><text:tab/>catch (Exception ex)</text:p>
      <text:p text:style-name="Standard"><text:tab/><text:tab/><text:tab/>{</text:p>
      <text:p text:style-name="Standard"><text:tab/><text:tab/><text:tab/><text:tab/>Console.WriteLine(ex.ToString());</text:p>
      <text:p text:style-name="Standard"><text:tab/><text:tab/><text:tab/><text:tab/>return 0.0;</text:p>
      <text:p text:style-name="Standard"><text:soft-page-break/><text:tab/><text:tab/><text:tab/>}</text:p>
      <text:p text:style-name="Standard"><text:tab/><text:tab/>}</text:p>
      <text:p text:style-name="Standard"><text:tab/><text:tab/>#endregion</text:p>
      <text:p text:style-name="Standard"/>
      <text:p text:style-name="Standard"><text:tab/><text:tab/>#region <text:s/>Indicator Function</text:p>
      <text:p text:style-name="Standard"><text:tab/><text:tab/>class Indiactaor</text:p>
      <text:p text:style-name="Standard"><text:tab/><text:tab/>{</text:p>
      <text:p text:style-name="Standard"><text:tab/><text:tab/><text:tab/>private List&lt;double&gt; LitsResult;</text:p>
      <text:p text:style-name="Standard"/>
      <text:p text:style-name="Standard"><text:tab/><text:tab/><text:tab/>public Indiactaor()</text:p>
      <text:p text:style-name="Standard"><text:tab/><text:tab/><text:tab/>{</text:p>
      <text:p text:style-name="Standard"/>
      <text:p text:style-name="Standard"><text:tab/><text:tab/><text:tab/><text:tab/>this.LitsResult = new List&lt;double&gt;();</text:p>
      <text:p text:style-name="Standard"><text:tab/><text:tab/><text:tab/>}</text:p>
      <text:p text:style-name="Standard"/>
      <text:p text:style-name="Standard"/>
      <text:p text:style-name="Standard"><text:tab/><text:tab/><text:tab/>#region Simple Moving average</text:p>
      <text:p text:style-name="Standard"><text:tab/><text:tab/><text:tab/>public double Simple_MovingAverage(List&lt;double&gt; listBar, int barback)</text:p>
      <text:p text:style-name="Standard"><text:tab/><text:tab/><text:tab/>{</text:p>
      <text:p text:style-name="Standard"><text:tab/><text:tab/><text:tab/><text:tab/>if (barback == 0)</text:p>
      <text:p text:style-name="Standard"><text:tab/><text:tab/><text:tab/><text:tab/><text:tab/>return 0; //Can't divide by 0</text:p>
      <text:p text:style-name="Standard"/>
      <text:p text:style-name="Standard"><text:tab/><text:tab/><text:tab/><text:tab/>double result = 0.0;</text:p>
      <text:p text:style-name="Standard"><text:tab/><text:tab/><text:tab/><text:tab/>int loopend = listBar.Count - barback;</text:p>
      <text:p text:style-name="Standard"><text:tab/><text:tab/><text:tab/><text:tab/>int idx = 0;</text:p>
      <text:p text:style-name="Standard"><text:tab/><text:tab/><text:tab/><text:tab/>string element = "";</text:p>
      <text:p text:style-name="Standard"><text:tab/><text:tab/><text:tab/><text:tab/>try</text:p>
      <text:p text:style-name="Standard"><text:tab/><text:tab/><text:tab/><text:tab/>{</text:p>
      <text:p text:style-name="Standard"><text:tab/><text:tab/><text:tab/><text:tab/><text:tab/>if (loopend &lt; 0)</text:p>
      <text:p text:style-name="Standard"><text:tab/><text:tab/><text:tab/><text:tab/><text:tab/>{</text:p>
      <text:p text:style-name="Standard"><text:tab/><text:tab/><text:tab/><text:tab/><text:tab/><text:tab/>//return <text:s/>TODO : Pending </text:p>
      <text:p text:style-name="Standard"><text:tab/><text:tab/><text:tab/><text:tab/><text:tab/>}</text:p>
      <text:p text:style-name="Standard"/>
      <text:p text:style-name="Standard"><text:tab/><text:tab/><text:tab/><text:tab/><text:tab/>for (idx = listBar.Count - 1; idx &gt; loopend - 1; idx--)</text:p>
      <text:p text:style-name="Standard"><text:tab/><text:tab/><text:tab/><text:tab/><text:tab/>{</text:p>
      <text:p text:style-name="Standard"><text:tab/><text:tab/><text:tab/><text:tab/><text:tab/><text:tab/>result += listBar[idx];</text:p>
      <text:p text:style-name="Standard"><text:tab/><text:tab/><text:tab/><text:tab/><text:tab/><text:tab/>element = element + listBar[idx] + ",";</text:p>
      <text:p text:style-name="Standard"><text:tab/><text:tab/><text:tab/><text:tab/><text:tab/>}</text:p>
      <text:p text:style-name="Standard"><text:tab/><text:tab/><text:tab/><text:tab/>}</text:p>
      <text:p text:style-name="Standard"><text:tab/><text:tab/><text:tab/><text:tab/>catch (Exception e)</text:p>
      <text:p text:style-name="Standard"><text:tab/><text:tab/><text:tab/><text:tab/>{</text:p>
      <text:p text:style-name="Standard"><text:tab/><text:tab/><text:tab/><text:tab/><text:tab/>MessageBox.Show(" Erorr(s) Ocuured in " + MethodInfo.GetCurrentMethod().Name + $"{e.Message }");</text:p>
      <text:p text:style-name="Standard"/>
      <text:p text:style-name="Standard"><text:tab/><text:tab/><text:tab/><text:tab/>}</text:p>
      <text:p text:style-name="Standard"/>
      <text:p text:style-name="Standard"><text:tab/><text:tab/><text:tab/><text:tab/>return (double)result / barback;</text:p>
      <text:p text:style-name="Standard"><text:tab/><text:tab/><text:tab/>}</text:p>
      <text:p text:style-name="Standard"><text:tab/><text:tab/><text:tab/>#endregion</text:p>
      <text:p text:style-name="Standard"><text:soft-page-break/></text:p>
      <text:p text:style-name="Standard"><text:tab/><text:tab/><text:tab/>#region Multiply Two list</text:p>
      <text:p text:style-name="Standard"><text:tab/><text:tab/><text:tab/>public List&lt;double&gt; Multiply(List&lt;double&gt; list1, List&lt;double&gt; list2)</text:p>
      <text:p text:style-name="Standard"><text:tab/><text:tab/><text:tab/>{</text:p>
      <text:p text:style-name="Standard"><text:tab/><text:tab/><text:tab/><text:tab/>try</text:p>
      <text:p text:style-name="Standard"><text:tab/><text:tab/><text:tab/><text:tab/>{</text:p>
      <text:p text:style-name="Standard"><text:tab/><text:tab/><text:tab/><text:tab/><text:tab/>this.LitsResult.Clear();</text:p>
      <text:p text:style-name="Standard"><text:tab/><text:tab/><text:tab/><text:tab/><text:tab/>int Max = Math.Max(list1.Count, list2.Count);</text:p>
      <text:p text:style-name="Standard"/>
      <text:p text:style-name="Standard"><text:tab/><text:tab/><text:tab/><text:tab/><text:tab/>for (int i = 0; i &lt; Max; i++)</text:p>
      <text:p text:style-name="Standard"><text:tab/><text:tab/><text:tab/><text:tab/><text:tab/>{</text:p>
      <text:p text:style-name="Standard"><text:tab/><text:tab/><text:tab/><text:tab/><text:tab/><text:tab/>try</text:p>
      <text:p text:style-name="Standard"><text:tab/><text:tab/><text:tab/><text:tab/><text:tab/><text:tab/>{</text:p>
      <text:p text:style-name="Standard"/>
      <text:p text:style-name="Standard"><text:tab/><text:tab/><text:tab/><text:tab/><text:tab/><text:tab/><text:tab/>double result = 0;</text:p>
      <text:p text:style-name="Standard"/>
      <text:p text:style-name="Standard"><text:tab/><text:tab/><text:tab/><text:tab/><text:tab/><text:tab/><text:tab/>if (list1.ElementAtOrDefault(i) == 0.0)</text:p>
      <text:p text:style-name="Standard"><text:tab/><text:tab/><text:tab/><text:tab/><text:tab/><text:tab/><text:tab/>{</text:p>
      <text:p text:style-name="Standard"><text:tab/><text:tab/><text:tab/><text:tab/><text:tab/><text:tab/><text:tab/><text:tab/>list1.Add(0.0);</text:p>
      <text:p text:style-name="Standard"><text:tab/><text:tab/><text:tab/><text:tab/><text:tab/><text:tab/><text:tab/>}</text:p>
      <text:p text:style-name="Standard"><text:tab/><text:tab/><text:tab/><text:tab/><text:tab/><text:tab/><text:tab/>if (list2.ElementAtOrDefault(i) == 0.0)</text:p>
      <text:p text:style-name="Standard"><text:tab/><text:tab/><text:tab/><text:tab/><text:tab/><text:tab/><text:tab/>{</text:p>
      <text:p text:style-name="Standard"><text:tab/><text:tab/><text:tab/><text:tab/><text:tab/><text:tab/><text:tab/><text:tab/>list2.Add(0.0);</text:p>
      <text:p text:style-name="Standard"><text:tab/><text:tab/><text:tab/><text:tab/><text:tab/><text:tab/><text:tab/>}</text:p>
      <text:p text:style-name="Standard"/>
      <text:p text:style-name="Standard"><text:tab/><text:tab/><text:tab/><text:tab/><text:tab/><text:tab/><text:tab/>result = list1.ElementAt(i) * list2.ElementAt(2);</text:p>
      <text:p text:style-name="Standard"/>
      <text:p text:style-name="Standard"><text:tab/><text:tab/><text:tab/><text:tab/><text:tab/><text:tab/><text:tab/>this.LitsResult.Add(result);</text:p>
      <text:p text:style-name="Standard"/>
      <text:p text:style-name="Standard"/>
      <text:p text:style-name="Standard"><text:tab/><text:tab/><text:tab/><text:tab/><text:tab/><text:tab/>}</text:p>
      <text:p text:style-name="Standard"><text:tab/><text:tab/><text:tab/><text:tab/><text:tab/><text:tab/>catch (Exception e)</text:p>
      <text:p text:style-name="Standard"><text:tab/><text:tab/><text:tab/><text:tab/><text:tab/><text:tab/>{</text:p>
      <text:p text:style-name="Standard"/>
      <text:p text:style-name="Standard"><text:tab/><text:tab/><text:tab/><text:tab/><text:tab/><text:tab/>}</text:p>
      <text:p text:style-name="Standard"><text:tab/><text:tab/><text:tab/><text:tab/><text:tab/>}</text:p>
      <text:p text:style-name="Standard"/>
      <text:p text:style-name="Standard"><text:tab/><text:tab/><text:tab/><text:tab/><text:tab/>return this.LitsResult;</text:p>
      <text:p text:style-name="Standard"/>
      <text:p text:style-name="Standard"><text:tab/><text:tab/><text:tab/><text:tab/>}</text:p>
      <text:p text:style-name="Standard"><text:tab/><text:tab/><text:tab/><text:tab/>catch (Exception ex)</text:p>
      <text:p text:style-name="Standard"><text:tab/><text:tab/><text:tab/><text:tab/>{</text:p>
      <text:p text:style-name="Standard"><text:tab/><text:tab/><text:tab/><text:tab/><text:tab/>string err = $"Error(s) Occured in {MethodInfo.GetCurrentMethod().Name} error message {ex.Message} <text:s/>";</text:p>
      <text:p text:style-name="Standard"><text:tab/><text:tab/><text:tab/><text:tab/><text:tab/>return this.LitsResult;</text:p>
      <text:p text:style-name="Standard"><text:tab/><text:tab/><text:tab/><text:tab/>}</text:p>
      <text:p text:style-name="Standard"/>
      <text:p text:style-name="Standard"/>
      <text:p text:style-name="Standard"><text:tab/><text:tab/><text:tab/>}</text:p>
      <text:p text:style-name="Standard"><text:soft-page-break/></text:p>
      <text:p text:style-name="Standard"><text:tab/><text:tab/><text:tab/>#endregion</text:p>
      <text:p text:style-name="Standard"><text:tab/><text:tab/>}</text:p>
      <text:p text:style-name="Standard"><text:tab/><text:tab/>#endregion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2T21:30:50.261000000</meta:creation-date>
    <dc:date>2022-05-22T21:31:24.100000000</dc:date>
    <meta:editing-duration>PT34S</meta:editing-duration>
    <meta:editing-cycles>1</meta:editing-cycles>
    <meta:document-statistic meta:table-count="0" meta:image-count="0" meta:object-count="0" meta:page-count="11" meta:paragraph-count="379" meta:word-count="1131" meta:character-count="10173" meta:non-whitespace-character-count="8201"/>
    <meta:generator>LibreOffice/7.3.0.3$Windows_X86_64 LibreOffice_project/0f246aa12d0eee4a0f7adcefbf7c878fc2238db3</meta:generator>
  </office:meta>
</office:document-meta>
</file>